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cess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02491" calcext:value-type="float">
            <text:p>2.502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7925" calcext:value-type="float">
            <text:p>1.417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6512" calcext:value-type="float">
            <text:p>1.086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838" calcext:value-type="float">
            <text:p>0.90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1432" calcext:value-type="float">
            <text:p>0.831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0517" calcext:value-type="float">
            <text:p>0.830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7655" calcext:value-type="float">
            <text:p>0.787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0691" calcext:value-type="float">
            <text:p>0.740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9303" calcext:value-type="float">
            <text:p>0.7293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9162" calcext:value-type="float">
            <text:p>0.729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289" calcext:value-type="float">
            <text:p>0.71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1991" calcext:value-type="float">
            <text:p>0.721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3191" calcext:value-type="float">
            <text:p>0.723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2178" calcext:value-type="float">
            <text:p>0.702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048" calcext:value-type="float">
            <text:p>0.692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1059" calcext:value-type="float">
            <text:p>0.7510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2309" calcext:value-type="float">
            <text:p>0.752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32549" calcext:value-type="float">
            <text:p>0.732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8207" calcext:value-type="float">
            <text:p>0.758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2917" calcext:value-type="float">
            <text:p>0.7429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1803" calcext:value-type="float">
            <text:p>0.751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0108" calcext:value-type="float">
            <text:p>0.750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74345" calcext:value-type="float">
            <text:p>0.7743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28231" calcext:value-type="float">
            <text:p>0.828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39529" calcext:value-type="float">
            <text:p>0.8395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4394" calcext:value-type="float">
            <text:p>0.8743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6804" calcext:value-type="float">
            <text:p>0.866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3728" calcext:value-type="float">
            <text:p>0.853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2976" calcext:value-type="float">
            <text:p>0.8629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784" calcext:value-type="float">
            <text:p>0.87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92797" calcext:value-type="float">
            <text:p>0.8927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15495" calcext:value-type="float">
            <text:p>0.915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44929" calcext:value-type="float">
            <text:p>0.9449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2267" calcext:value-type="float">
            <text:p>0.9622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93484" calcext:value-type="float">
            <text:p>0.8934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943" calcext:value-type="float">
            <text:p>0.9089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49668" calcext:value-type="float">
            <text:p>0.949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61001" calcext:value-type="float">
            <text:p>0.961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0505" calcext:value-type="float">
            <text:p>0.9905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ucket sorting 10,000,000 numb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0:19:58.675855357</meta:creation-date>
    <dc:date>2018-08-23T21:02:27.012431144</dc:date>
    <meta:editing-duration>PT1M54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